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style:font-name="Times New Roman" fo:language="en" fo:country="US"/>
    </style:style>
    <style:style style:name="P3" style:family="paragraph" style:parent-style-name="Standard" style:master-page-name="Standard">
      <style:paragraph-properties style:page-number="auto"/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ыафывафываывфафыавафывафыв</text:p>
      <text:p text:style-name="P1"/>
      <text:p text:style-name="P1">фыафывафываывфафыавафывафыв</text:p>
      <text:p text:style-name="P1">фыафывафываывфафыавафывафыв</text:p>
      <text:p text:style-name="P1">фыафывафываывфафыавафывафыв</text:p>
      <text:p text:style-name="P1"/>
      <text:p text:style-name="P2">asfd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22:12:14</meta:creation-date>
    <meta:editing-duration>P23DT22H11M8S</meta:editing-duration>
    <meta:document-statistic meta:table-count="0" meta:image-count="0" meta:object-count="0" meta:page-count="1" meta:paragraph-count="5" meta:word-count="5" meta:character-count="116"/>
    <meta:generator>OpenOffice.org/3.4.1$Win32 OpenOffice.org_project/341m1$Build-9593</meta:generator>
  </office:meta>
</office:document-meta>
</file>